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dd719" officeooo:paragraph-rsid="000dd719"/>
    </style:style>
    <style:style style:name="P2" style:family="paragraph" style:parent-style-name="Text_20_body" style:list-style-name="L4">
      <style:text-properties officeooo:rsid="000dd719" officeooo:paragraph-rsid="000dd719"/>
    </style:style>
    <style:style style:name="P3" style:family="paragraph" style:parent-style-name="Text_20_body" style:list-style-name="L5">
      <style:text-properties officeooo:rsid="000dd719" officeooo:paragraph-rsid="000dd719"/>
    </style:style>
    <style:style style:name="P4" style:family="paragraph" style:parent-style-name="Text_20_body" style:list-style-name="L4">
      <style:text-properties officeooo:paragraph-rsid="000dd719"/>
    </style:style>
    <style:style style:name="P5" style:family="paragraph" style:parent-style-name="Text_20_body">
      <style:text-properties officeooo:rsid="000de87c" officeooo:paragraph-rsid="000e6802"/>
    </style:style>
    <style:style style:name="P6" style:family="paragraph" style:parent-style-name="Text_20_body">
      <style:text-properties officeooo:rsid="000e6802" officeooo:paragraph-rsid="000e6802"/>
    </style:style>
    <style:style style:name="P7" style:family="paragraph" style:parent-style-name="Title">
      <style:text-properties officeooo:rsid="000dd719" officeooo:paragraph-rsid="000dd719"/>
    </style:style>
    <style:style style:name="T1" style:family="text">
      <style:text-properties officeooo:rsid="000dd719"/>
    </style:style>
    <style:style style:name="T2" style:family="text">
      <style:text-properties officeooo:rsid="000de87c"/>
    </style:style>
    <style:style style:name="T3" style:family="text">
      <style:text-properties officeooo:rsid="000e68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he problem - <text:span text:style-name="T2">Question</text:span></text:p>
      <text:p text:style-name="P1">The problem is directly derived from the project directive: Implement a music box that provides a set of audio effects according to user preference. The music box should also be portable meaning light and energy efficient. This can then be broken down into subproblems using a functional breakdown structure:</text:p>
      <text:list xml:id="list8343669790818865340" text:style-name="L5">
        <text:list-item>
          <text:p text:style-name="P3">Choose suitable hardware</text:p>
          <text:p text:style-name="P3">- Support easy prototyping</text:p>
        </text:list-item>
      </text:list>
      <text:list xml:id="list4841739168114894784" text:style-name="L4">
        <text:list-item>
          <text:p text:style-name="P4"><text:span text:style-name="T1">Supply a set of audio effects<text:line-break/>- Design of the effects</text:span></text:p>
          <text:p text:style-name="P4">- <text:span text:style-name="T1">Implementation of the effects</text:span></text:p>
        </text:list-item>
        <text:list-item>
          <text:p text:style-name="P2">Tunable audio effects</text:p>
          <text:p text:style-name="P2">- Supply a graphical user interface</text:p>
          <text:p text:style-name="P2">- Allow communication between user and hardware</text:p>
        </text:list-item>
      </text:list>
      <text:p text:style-name="P1"/>
      <text:p text:style-name="P1"/>
      <text:h text:style-name="Heading_20_1" text:outline-level="1">The report </text:h>
      <text:p text:style-name="P5">The approach to the problem stated above has been influenced by breakdown structure and <text:span text:style-name="T3">consequentially</text:span> the report. </text:p>
      <text:p text:style-name="P5">Section <text:span text:style-name="T3">2</text:span> gives a <text:span text:style-name="T3">general </text:span>overview of the system <text:span text:style-name="T3">and its subsystems.</text:span></text:p>
      <text:p text:style-name="P5">Section <text:span text:style-name="T3">3</text:span> presents relevant theory that has guided the implementation of the <text:span text:style-name="T3">audio effects. It also describes the implementation process and design choices made.</text:span></text:p>
      <text:p text:style-name="P5">Section <text:span text:style-name="T3">4</text:span> presents <text:span text:style-name="T3">relevant theory for the used hardware. In addition it also covers the implementation and design choices made during the implementation</text:span></text:p>
      <text:p text:style-name="P6">Section 5 contains relevant theory behind and the implementation of the interface.</text:p>
      <text:p text:style-name="P5"><text:span text:style-name="T3">Sections 6 contains results from all the aforementioned sections.</text:span></text:p>
      <text:p text:style-name="P5"><text:span text:style-name="T3">Lastly, section 7 concludes this report with an evaluation and general reflections on what has been deliver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3-14T11:15:00.801203249</meta:creation-date>
    <dc:date>2014-03-14T13:27:49.585825837</dc:date>
    <dc:creator>Daniel </dc:creator>
    <meta:editing-duration>PT1H26M18S</meta:editing-duration>
    <meta:editing-cycles>1</meta:editing-cycles>
    <meta:document-statistic meta:table-count="0" meta:image-count="0" meta:object-count="0" meta:page-count="1" meta:paragraph-count="17" meta:word-count="215" meta:character-count="1340" meta:non-whitespace-character-count="1147"/>
    <meta:generator>LibreOffice/4.1.3.2$Linux_X86_64 LibreOffice_project/410m0$Build-2</meta:generator>
  </office:meta>
</office:document-meta>
</file>